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66" draw:opacity="20%" draw:textarea-horizontal-align="left" draw:textarea-vertical-align="top" draw:auto-grow-height="false" draw:shadow-opacity="20%"/>
    </style:style>
    <style:style style:name="gr2" style:family="graphic" style:parent-style-name="standard">
      <style:graphic-properties svg:stroke-color="#808080" draw:fill="solid" draw:fill-color="#ffff66" draw:opacity="50%" draw:textarea-horizontal-align="justify" draw:textarea-vertical-align="top" draw:auto-grow-height="false" draw:shadow-opacity="50%"/>
    </style:style>
    <style:style style:name="gr3" style:family="graphic" style:parent-style-name="standard">
      <style:graphic-properties draw:stroke="dash" draw:stroke-dash="Ultrafine_20_Dashed"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5" style:family="graphic" style:parent-style-name="standard">
      <style:graphic-properties draw:stroke="dash" draw:stroke-dash="Ultrafine_20_Dashed" draw:fill="solid" draw:fill-color="#ff950e" draw:textarea-horizontal-align="justify" draw:textarea-vertical-align="top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start"/>
      <style:text-properties fo:color="#000000" fo:font-size="14pt" style:font-size-asian="14pt" style:font-size-complex="14pt"/>
    </style:style>
    <style:style style:name="P2" style:family="paragraph">
      <style:paragraph-properties fo:text-align="center"/>
      <style:text-properties fo:color="#000000" fo:font-size="14pt" style:font-size-asian="14pt" style:font-size-complex="14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cm" svg:height="15.4cm" svg:x="2.15cm" svg:y="1.95cm">
          <text:p text:style-name="P1"><text:span text:style-name="T1">Model Context</text:span><text:span text:style-name="T1"><text:line-break/></text:span><text:span text:style-name="T2"> </text:span></text:p>
          <text:p text:style-name="P1"><text:span text:style-name="T3">state=primary</text:span></text:p>
          <text:p text:style-name="P1"><text:span text:style-name="T3">wave=0</text:span></text:p>
          <text:p text:style-name="P1"><text:span text:style-name="T3">…</text:span><text:span text:style-name="T3">.</text:span></text:p>
          <draw:enhanced-geometry svg:viewBox="0 0 21600 21600" draw:path-stretchpoint-x="10800" draw:path-stretchpoint-y="10800" draw:text-areas="?f3 ?f4 ?f5 ?f6" draw:type="round-rectangle" draw:modifiers="467.938787077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7.8cm" svg:height="6.9cm" svg:x="2.8cm" svg:y="6cm">
          <text:p text:style-name="P3"><text:span text:style-name="T4">Model Focus Context</text:span><text:span text:style-name="T4"><text:line-break/></text:span><text:span text:style-name="T5">focusType=UserType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9cm" svg:height="1.392cm" svg:x="7.1cm" svg:y="7.55cm">
          <text:p text:style-name="P5"><text:span text:style-name="T6">User “jack”</text:span><text:span text:style-name="T6"><text:line-break/></text:span><text:span text:style-name="T6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9cm" svg:height="1.392cm" svg:x="7.1cm" svg:y="9.333cm">
          <text:p text:style-name="P5"><text:span text:style-name="T6">User “jack”</text:span><text:span text:style-name="T6"><text:line-break/></text:span><text:span text:style-name="T6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9cm" svg:height="1.392cm" svg:x="7.1cm" svg:y="11.073cm">
          <text:p text:style-name="P5"><text:span text:style-name="T6">User “jack”</text:span><text:span text:style-name="T6"><text:line-break/></text:span><text:span text:style-name="T6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9cm" svg:height="1.955cm" svg:x="3.45cm" svg:y="7.9cm">
          <text:p text:style-name="P5"><text:span text:style-name="T6">User</text:span></text:p>
          <text:p text:style-name="P5"><text:span text:style-name="T6">prim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9cm" svg:height="1.955cm" svg:x="3.45cm" svg:y="10.15cm">
          <text:p text:style-name="P5"><text:span text:style-name="T6">User</text:span></text:p>
          <text:p text:style-name="P5"><text:span text:style-name="T6">second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9.5cm" svg:height="6.75cm" svg:x="13.1cm" svg:y="2.5cm">
          <text:p text:style-name="P3"><text:span text:style-name="T4">Model Projection Context</text:span><text:span text:style-name="T4"><text:line-break/></text:span><text:span text:style-name="T3">resource=My Resource A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7cm" svg:x="17.3cm" svg:y="4.152cm">
          <text:p text:style-name="P5"><text:span text:style-name="T6">Account “jsparrow”</text:span><text:span text:style-name="T6"><text:line-break/></text:span><text:span text:style-name="T6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5cm" svg:x="17.3cm" svg:y="5.852cm">
          <text:p text:style-name="P5"><text:span text:style-name="T6">Account “jsparrow</text:span><text:span text:style-name="T6">”</text:span><text:span text:style-name="T6"><text:line-break/></text:span><text:span text:style-name="T6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6cm" svg:x="17.3cm" svg:y="7.509cm">
          <text:p text:style-name="P5"><text:span text:style-name="T6">Account “jsparrow</text:span><text:span text:style-name="T6">”</text:span><text:span text:style-name="T6"><text:line-break/></text:span><text:span text:style-name="T6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908cm" svg:height="1.981cm" svg:x="13.892cm" svg:y="4.487cm">
          <text:p text:style-name="P5"><text:span text:style-name="T6">Account</text:span></text:p>
          <text:p text:style-name="P5"><text:span text:style-name="T6">prim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908cm" svg:height="1.983cm" svg:x="13.892cm" svg:y="6.767cm">
          <text:p text:style-name="P5"><text:span text:style-name="T6">Account</text:span></text:p>
          <text:p text:style-name="P5"><text:span text:style-name="T6">second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9.5cm" svg:height="6.75cm" svg:x="13.1cm" svg:y="10cm">
          <text:p text:style-name="P3"><text:span text:style-name="T4">Model Projection Context</text:span><text:span text:style-name="T4"><text:line-break/></text:span><text:span text:style-name="T3">resource=My Resource B</text:span></text:p>
          <draw:enhanced-geometry svg:viewBox="0 0 21600 21600" draw:path-stretchpoint-x="10800" draw:path-stretchpoint-y="10800" draw:text-areas="?f3 ?f4 ?f5 ?f6" draw:type="round-rectangle" draw:modifiers="1915.16726209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7cm" svg:x="17.3cm" svg:y="11.652cm">
          <text:p text:style-name="P5"><text:span text:style-name="T6">Account “jack”</text:span><text:span text:style-name="T6"><text:line-break/></text:span><text:span text:style-name="T6">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5cm" svg:x="17.3cm" svg:y="13.352cm">
          <text:p text:style-name="P5"><text:span text:style-name="T6">Account “jack”</text:span><text:span text:style-name="T6"><text:line-break/></text:span><text:span text:style-name="T6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95cm" svg:height="1.326cm" svg:x="17.3cm" svg:y="15.009cm">
          <text:p text:style-name="P5"><text:span text:style-name="T6">Account “jack”</text:span><text:span text:style-name="T6"><text:line-break/></text:span><text:span text:style-name="T6">n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908cm" svg:height="1.981cm" svg:x="13.892cm" svg:y="11.987cm">
          <text:p text:style-name="P5"><text:span text:style-name="T6">Account</text:span></text:p>
          <text:p text:style-name="P5"><text:span text:style-name="T6">prim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908cm" svg:height="1.983cm" svg:x="13.892cm" svg:y="14.267cm">
          <text:p text:style-name="P5"><text:span text:style-name="T6">Account</text:span></text:p>
          <text:p text:style-name="P5"><text:span text:style-name="T6">secondary</text:span><text:span text:style-name="T6"><text:line-break/></text:span><text:span text:style-name="T6">del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0.6cm" svg:y1="9.45cm" svg:x2="13.1cm" svg:y2="5.875cm" draw:start-shape="id1" draw:start-glue-point="1" draw:end-shape="id2" svg:d="m10600 9450c1876 0 627-3575 2500-3575" svg:viewBox="0 0 2501 3576">
          <text:p/>
        </draw:connector>
        <draw:connector draw:style-name="gr6" draw:text-style-name="P5" draw:layer="layout" draw:type="curve" svg:x1="10.6cm" svg:y1="9.45cm" svg:x2="13.1cm" svg:y2="13.375cm" draw:start-shape="id1" draw:start-glue-point="1" draw:end-shape="id3" svg:d="m10600 9450c1876 0 627 3925 2500 3925" svg:viewBox="0 0 2501 3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3-12-11T14:34:10</dc:date>
    <dc:creator>Radovan Semancik</dc:creator>
    <meta:editing-duration>PT13H1M46S</meta:editing-duration>
    <meta:editing-cycles>96</meta:editing-cycles>
    <meta:generator>LibreOffice/4.0.2.2$Linux_X86_64 LibreOffice_project/400m0$Build-2</meta:generator>
    <meta:document-statistic meta:object-count="21"/>
  </office:meta>
</office:document-meta>
</file>